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1.622cm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3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4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13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15" style:family="graphic" style:parent-style-name="objectwithoutfill">
      <style:graphic-properties draw:marker-end="Estremità_20_linea_20_1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3cm" svg:height="2.75cm" svg:x="4.25cm" svg:y="3.75cm">
          <text:p text:style-name="P1">R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2.75cm" svg:x="3cm" svg:y="17.75cm">
          <text:p text:style-name="P1">SF BUS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2.75cm" svg:x="14cm" svg:y="19.5cm">
          <text:p text:style-name="P1">WAIT</text:p>
          <text:p text:style-name="P1">S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2.75cm" svg:x="14.75cm" svg:y="3.5cm">
          <text:p text:style-name="P1">WAIT</text:p>
          <text:p text:style-name="P1">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2.75cm" svg:x="15cm" svg:y="9.75cm">
          <text:p text:style-name="P1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689cm" svg:y1="6.098cm" svg:x2="3.439cm" svg:y2="18.152cm" draw:start-shape="id1" draw:start-glue-point="7" draw:end-shape="id2" draw:end-glue-point="5" svg:d="M4689 6098c0 9042-1250 3015-1250 12054" svg:viewBox="0 0 1251 12055">
          <text:p/>
        </draw:connector>
        <draw:connector draw:style-name="gr3" draw:text-style-name="P2" draw:layer="layout" draw:type="curve" svg:x1="5.561cm" svg:y1="20.098cm" svg:x2="3.439cm" svg:y2="20.098cm" draw:start-shape="id2" draw:start-glue-point="9" draw:end-shape="id2" draw:end-glue-point="7" svg:d="M5561 20098c0 1356-2122 1356-2122 0" svg:viewBox="0 0 2123 1018">
          <text:p/>
        </draw:connector>
        <draw:connector draw:style-name="gr4" draw:text-style-name="P2" draw:layer="layout" draw:type="curve" svg:x1="5.561cm" svg:y1="18.152cm" svg:x2="5.75cm" svg:y2="6.5cm" draw:start-shape="id2" draw:start-glue-point="11" draw:end-shape="id1" draw:end-glue-point="8" svg:d="M5561 18152c0-9039 189-3213 189-11652" svg:viewBox="0 0 190 11653">
          <text:p/>
        </draw:connector>
        <draw:connector draw:style-name="gr5" draw:text-style-name="P2" draw:layer="layout" draw:type="curve" svg:x1="6cm" svg:y1="19.125cm" svg:x2="14cm" svg:y2="20.875cm" draw:start-shape="id2" draw:start-glue-point="10" draw:end-shape="id3" draw:end-glue-point="6" svg:d="M6000 19125c6001 0 2002 1750 8000 1750" svg:viewBox="0 0 8001 1751">
          <text:p/>
        </draw:connector>
        <draw:connector draw:style-name="gr6" draw:text-style-name="P2" draw:layer="layout" draw:type="curve" svg:x1="15.5cm" svg:y1="19.5cm" svg:x2="15.439cm" svg:y2="12.098cm" draw:start-shape="id3" draw:start-glue-point="4" draw:end-shape="id4" draw:end-glue-point="7" svg:d="M15500 19500c0-5248-61-1548-61-7402" svg:viewBox="0 0 62 7403">
          <text:p/>
        </draw:connector>
        <draw:connector draw:style-name="gr7" draw:text-style-name="P2" draw:layer="layout" draw:type="curve" svg:x1="14.439cm" svg:y1="21.848cm" svg:x2="16.561cm" svg:y2="21.848cm" draw:start-shape="id3" draw:start-glue-point="7" draw:end-shape="id3" draw:end-glue-point="9" svg:d="M14439 21848c0 1356 2122 1356 2122 0" svg:viewBox="0 0 2123 1018">
          <text:p/>
        </draw:connector>
        <draw:connector draw:style-name="gr8" draw:text-style-name="P2" draw:layer="layout" draw:type="curve" svg:x1="15.439cm" svg:y1="10.152cm" svg:x2="6.811cm" svg:y2="6.098cm" draw:start-shape="id4" draw:start-glue-point="5" draw:end-shape="id1" draw:end-glue-point="9" svg:d="M15439 10152c0-3039-8628-1012-8628-4054" svg:viewBox="0 0 8629 4055">
          <text:p/>
        </draw:connector>
        <draw:connector draw:style-name="gr9" draw:text-style-name="P2" draw:layer="layout" draw:type="curve" svg:x1="7.25cm" svg:y1="5.125cm" svg:x2="14.75cm" svg:y2="4.875cm" draw:start-shape="id1" draw:start-glue-point="10" draw:end-shape="id5" draw:end-glue-point="6" svg:d="M7250 5125c5626 0 1877-250 7500-250" svg:viewBox="0 0 7501 251">
          <text:p/>
        </draw:connector>
        <draw:connector draw:style-name="gr10" draw:text-style-name="P2" draw:layer="layout" draw:type="curve" svg:x1="17.75cm" svg:y1="4.875cm" svg:x2="16.25cm" svg:y2="3.5cm" draw:start-shape="id5" draw:start-glue-point="10" draw:end-shape="id5" draw:end-glue-point="4" svg:d="M17750 4875c753 0 628-938 65-1470s-1565-656-1565 95" svg:viewBox="0 0 2027 1905">
          <text:p/>
        </draw:connector>
        <draw:connector draw:style-name="gr11" draw:text-style-name="P2" draw:layer="layout" draw:type="curve" svg:x1="5.75cm" svg:y1="3.75cm" svg:x2="4.25cm" svg:y2="5.125cm" draw:start-shape="id1" draw:start-glue-point="4" draw:end-shape="id1" draw:end-glue-point="6" svg:d="M5750 3750c0-751-1001-627-1564-95s-687 1470 64 1470" svg:viewBox="0 0 2026 1905">
          <text:p/>
        </draw:connector>
        <draw:connector draw:style-name="gr12" draw:text-style-name="P2" draw:layer="layout" draw:type="curve" svg:x1="15.189cm" svg:y1="3.902cm" svg:x2="6.811cm" svg:y2="4.152cm" draw:start-shape="id5" draw:start-glue-point="5" draw:end-shape="id1" draw:end-glue-point="11" svg:d="M15189 3902c0-1354-8378-1479-8378 250" svg:viewBox="0 0 8379 1283">
          <text:p/>
        </draw:connector>
        <draw:frame draw:style-name="gr13" draw:text-style-name="P3" draw:layer="layout" svg:width="2.936cm" svg:height="1.673cm" svg:x="1.064cm" svg:y="11.288cm">
          <draw:text-box>
            <text:p>FLAGS_</text:p>
            <text:p>DEST</text:p>
          </draw:text-box>
        </draw:frame>
        <draw:frame draw:style-name="gr13" draw:text-style-name="P3" draw:layer="layout" svg:width="2.585cm" svg:height="1.673cm" svg:x="5.602cm" svg:y="12.827cm">
          <draw:text-box>
            <text:p>WRITE</text:p>
            <text:p>FLAGS</text:p>
          </draw:text-box>
        </draw:frame>
        <draw:frame draw:style-name="gr13" draw:text-style-name="P3" draw:layer="layout" svg:width="5.358cm" svg:height="0.962cm" svg:x="2.5cm" svg:y="21.5cm">
          <draw:text-box>
            <text:p>~WRITE_FLAGS</text:p>
          </draw:text-box>
        </draw:frame>
        <draw:frame draw:style-name="gr14" draw:text-style-name="P3" draw:layer="layout" svg:width="4.545cm" svg:height="1.923cm" svg:x="7.75cm" svg:y="17.5cm">
          <draw:text-box>
            <text:p>PREDICATED</text:p>
            <text:p>OPERATION</text:p>
          </draw:text-box>
        </draw:frame>
        <draw:frame draw:style-name="gr13" draw:text-style-name="P3" draw:layer="layout" svg:width="5.358cm" svg:height="0.962cm" svg:x="14cm" svg:y="23.077cm">
          <draw:text-box>
            <text:p>~WRITE_FLAGS</text:p>
          </draw:text-box>
        </draw:frame>
        <draw:frame draw:style-name="gr13" draw:text-style-name="P3" draw:layer="layout" svg:width="4.985cm" svg:height="1.673cm" svg:x="15.25cm" svg:y="14cm">
          <draw:text-box>
            <text:p>WRITE_FLAGS</text:p>
            <text:p>&amp; ~TAKEN</text:p>
          </draw:text-box>
        </draw:frame>
        <draw:connector draw:style-name="gr15" draw:text-style-name="P2" draw:layer="layout" draw:type="curve" svg:x1="14.439cm" svg:y1="19.902cm" svg:x2="6.811cm" svg:y2="6.098cm" draw:start-shape="id3" draw:start-glue-point="5" draw:end-shape="id1" draw:end-glue-point="9" svg:d="M14439 19902c0-10351-7628-3450-7628-13804" svg:viewBox="0 0 7629 13805">
          <text:p/>
        </draw:connector>
        <draw:frame draw:style-name="gr13" draw:text-style-name="P3" draw:layer="layout" svg:width="4.985cm" svg:height="1.673cm" svg:x="9.015cm" svg:y="10.75cm">
          <draw:text-box>
            <text:p>WRITE_FLAGS</text:p>
            <text:p>&amp; TAKEN</text:p>
          </draw:text-box>
        </draw:frame>
        <draw:frame draw:style-name="gr13" draw:text-style-name="P3" draw:layer="layout" svg:width="3.893cm" svg:height="0.962cm" svg:x="15.205cm" svg:y="1.788cm">
          <draw:text-box>
            <text:p>~PC_VALID</text:p>
          </draw:text-box>
        </draw:frame>
        <draw:frame draw:style-name="gr13" draw:text-style-name="P3" draw:layer="layout" svg:width="4.261cm" svg:height="0.962cm" svg:x="8.75cm" svg:y="4.179cm">
          <draw:text-box>
            <text:p>PC_UPDATE</text:p>
          </draw:text-box>
        </draw:frame>
        <draw:frame draw:style-name="gr13" draw:text-style-name="P3" draw:layer="layout" svg:width="4.545cm" svg:height="0.962cm" svg:x="11cm" svg:y="7.288cm">
          <draw:text-box>
            <text:p>NEXT CLOCK</text:p>
          </draw:text-box>
        </draw:frame>
        <draw:frame draw:style-name="gr13" draw:text-style-name="P3" draw:layer="layout" svg:width="3.52cm" svg:height="0.962cm" svg:x="8.5cm" svg:y="1.75cm">
          <draw:text-box>
            <text:p>PC_VALID</text:p>
          </draw:text-box>
        </draw:frame>
        <draw:frame draw:style-name="gr16" draw:text-style-name="P3" draw:layer="layout" svg:width="6cm" svg:height="2.345cm" svg:x="1.25cm" svg:y="1.655cm">
          <draw:text-box>
            <text:p>~PC_UPDATE</text:p>
            <text:p>&amp; ~ FLAGS_DEST</text:p>
          </draw:text-box>
        </draw:frame>
        <draw:frame draw:style-name="gr17" draw:text-style-name="P3" draw:layer="layout" svg:width="17.75cm" svg:height="1.673cm" svg:x="1.5cm" svg:y="26.288cm">
          <draw:text-box>
            <text:p>~HOLD is implicit in every transition. Not included to not pollute this graph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6T01:08:18.299000000</meta:creation-date>
    <dc:date>2021-05-06T01:22:57.134000000</dc:date>
    <meta:editing-duration>PT1M58S</meta:editing-duration>
    <meta:editing-cycles>2</meta:editing-cycles>
    <meta:generator>LibreOffice/7.1.2.2$Windows_X86_64 LibreOffice_project/8a45595d069ef5570103caea1b71cc9d82b2aae4</meta:generator>
    <meta:print-date>2021-05-06T01:23:03.406000000</meta:print-date>
    <meta:document-statistic meta:object-count="30"/>
  </office:meta>
</office:document-meta>
</file>